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2d9f" officeooo:paragraph-rsid="000d2d9f"/>
    </style:style>
    <style:style style:name="P2" style:family="paragraph" style:parent-style-name="Standard">
      <style:paragraph-properties fo:text-align="justify" style:justify-single-word="false"/>
      <style:text-properties officeooo:rsid="000d2d9f" officeooo:paragraph-rsid="000d2d9f"/>
    </style:style>
    <style:style style:name="P3" style:family="paragraph" style:parent-style-name="Standard">
      <style:text-properties officeooo:rsid="000d4662" officeooo:paragraph-rsid="000d4662"/>
    </style:style>
    <style:style style:name="P4" style:family="paragraph" style:parent-style-name="Standard">
      <style:text-properties officeooo:rsid="000f3a00" officeooo:paragraph-rsid="000f3a00"/>
    </style:style>
    <style:style style:name="P5" style:family="paragraph" style:parent-style-name="Standard">
      <style:text-properties officeooo:rsid="0010f139" officeooo:paragraph-rsid="0010f139"/>
    </style:style>
    <style:style style:name="P6" style:family="paragraph" style:parent-style-name="Standard">
      <style:text-properties fo:color="#000000" loext:opacity="100%" style:font-name="Consolas" fo:font-size="12pt" fo:font-weight="normal" officeooo:rsid="0010f139" officeooo:paragraph-rsid="0010f139" fo:background-color="transparent" style:font-size-asian="12pt" style:font-size-complex="12pt"/>
    </style:style>
    <style:style style:name="P7" style:family="paragraph" style:parent-style-name="Standard">
      <style:paragraph-properties style:line-height-at-least="0.402cm"/>
      <style:text-properties fo:color="#000000" loext:opacity="100%" style:font-name="Consolas" fo:font-size="12pt" fo:font-weight="normal" fo:background-color="transparent" style:font-size-asian="12pt" style:font-size-complex="12pt"/>
    </style:style>
    <style:style style:name="P8" style:family="paragraph" style:parent-style-name="Standard">
      <style:text-properties fo:color="#000000" loext:opacity="100%" style:font-name="Consolas" fo:font-size="12pt" fo:font-weight="normal" officeooo:rsid="001d5430" officeooo:paragraph-rsid="001d5430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paragraph-properties style:line-height-at-least="0.402cm"/>
      <style:text-properties fo:color="#000000" loext:opacity="100%" style:font-name="Consolas" fo:font-size="12pt" fo:font-weight="normal" officeooo:rsid="001d6144" officeooo:paragraph-rsid="001d6144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style:line-height-at-least="0.402cm"/>
      <style:text-properties fo:color="#000000" loext:opacity="100%" style:font-name="Consolas" fo:font-size="9.5pt" fo:font-weight="normal" officeooo:rsid="00220af7" officeooo:paragraph-rsid="00220af7" fo:background-color="transparent" style:font-size-asian="9.5pt" style:font-weight-asian="normal" style:font-size-complex="9.5pt" style:font-weight-complex="normal"/>
    </style:style>
    <style:style style:name="P11" style:family="paragraph" style:parent-style-name="Standard">
      <style:paragraph-properties style:line-height-at-least="0.402cm" fo:text-align="start" style:justify-single-word="false"/>
      <style:text-properties fo:color="#000000" loext:opacity="100%" style:font-name="Consolas" fo:font-size="9.5pt" fo:font-weight="normal" officeooo:paragraph-rsid="00230198" fo:background-color="transparent" style:font-size-asian="9.5pt" style:font-size-complex="9.5pt"/>
    </style:style>
    <style:style style:name="P12" style:family="paragraph" style:parent-style-name="Standard">
      <style:paragraph-properties style:line-height-at-least="0.402cm"/>
      <style:text-properties fo:color="#000000" loext:opacity="100%" fo:font-size="12pt" fo:background-color="transparent" style:font-size-asian="12pt" style:font-size-complex="12pt"/>
    </style:style>
    <style:style style:name="P13" style:family="paragraph" style:parent-style-name="Standard">
      <style:text-properties fo:color="#000000" loext:opacity="100%" fo:font-size="12pt" fo:font-weight="normal" officeooo:paragraph-rsid="001d6144"/>
    </style:style>
    <style:style style:name="P14" style:family="paragraph" style:parent-style-name="Standard">
      <style:text-properties fo:color="#000000" loext:opacity="100%" fo:font-size="12pt" fo:font-weight="normal" officeooo:rsid="001d6144" officeooo:paragraph-rsid="001d6144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text-properties fo:color="#000000" loext:opacity="100%" fo:font-weight="bold" officeooo:rsid="001d5430" officeooo:paragraph-rsid="001d5430" style:font-weight-asian="bold" style:font-weight-complex="bold"/>
    </style:style>
    <style:style style:name="P16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1db304" officeooo:paragraph-rsid="001db304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1f1825" officeooo:paragraph-rsid="001f1825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21d241" officeooo:paragraph-rsid="0021d241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220af7" officeooo:paragraph-rsid="00220af7" fo:background-color="transparent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2b540a" officeooo:paragraph-rsid="002b540a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40a6b" officeooo:paragraph-rsid="00440a6b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7c090" officeooo:paragraph-rsid="0047c090" fo:background-color="transparent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8300d" officeooo:paragraph-rsid="0048300d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c0f61" officeooo:paragraph-rsid="004c0f61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d4ac9" officeooo:paragraph-rsid="004d4ac9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ea86b" officeooo:paragraph-rsid="004ea86b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51c846" officeooo:paragraph-rsid="0051c846" fo:background-color="transparent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532fed" officeooo:paragraph-rsid="00532fed" fo:background-color="transparent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58b06b" officeooo:paragraph-rsid="0058b06b" fo:background-color="transparent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5a58c8" officeooo:paragraph-rsid="005a58c8" fo:background-color="transparent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5c957c" officeooo:paragraph-rsid="005c957c" fo:background-color="transparent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5dd1b4" officeooo:paragraph-rsid="005c957c" fo:background-color="transparent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62f68e" officeooo:paragraph-rsid="0067c917" fo:background-color="transparent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62f68e" officeooo:paragraph-rsid="0062f68e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63eadf" officeooo:paragraph-rsid="0063eadf" fo:background-color="transparent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65b05a" officeooo:paragraph-rsid="0065b05a" fo:background-color="transparent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67c917" officeooo:paragraph-rsid="0067c917" fo:background-color="transparent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6d6ac9" officeooo:paragraph-rsid="006d6ac9" fo:background-color="transparent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6d6e82" officeooo:paragraph-rsid="006d6e82" fo:background-color="transparent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6dea31" officeooo:paragraph-rsid="006dea31" fo:background-color="transparent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3c11ff" officeooo:paragraph-rsid="003c11ff" fo:background-color="transparent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3eeafb" officeooo:paragraph-rsid="003eeafb" fo:background-color="transparent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13ff5" officeooo:paragraph-rsid="00413ff5" fo:background-color="transparent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17958" officeooo:paragraph-rsid="00417958" fo:background-color="transparent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6a6252" officeooo:paragraph-rsid="006a6252" fo:background-color="transparent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paragraph-rsid="004ea86b" fo:background-color="transparent"/>
    </style:style>
    <style:style style:name="P47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paragraph-rsid="00532fed" fo:background-color="transparent"/>
    </style:style>
    <style:style style:name="P48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1db304" officeooo:paragraph-rsid="001db304" fo:background-color="transparent" style:font-size-asian="12pt" style:font-weight-asian="bold" style:font-size-complex="12pt" style:font-weight-complex="bold"/>
    </style:style>
    <style:style style:name="P49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1f1825" officeooo:paragraph-rsid="001f1825" fo:background-color="transparent" style:font-size-asian="12pt" style:font-weight-asian="bold" style:font-size-complex="12pt" style:font-weight-complex="bold"/>
    </style:style>
    <style:style style:name="P50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45de15" officeooo:paragraph-rsid="0045de15" fo:background-color="transparent" style:font-size-asian="12pt" style:font-weight-asian="bold" style:font-size-complex="12pt" style:font-weight-complex="bold"/>
    </style:style>
    <style:style style:name="P51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532fed" officeooo:paragraph-rsid="00532fed" fo:background-color="transparent" style:font-size-asian="12pt" style:font-weight-asian="bold" style:font-size-complex="12pt" style:font-weight-complex="bold"/>
    </style:style>
    <style:style style:name="P52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556958" officeooo:paragraph-rsid="00556958" fo:background-color="transparent" style:font-size-asian="12pt" style:font-weight-asian="bold" style:font-size-complex="12pt" style:font-weight-complex="bold"/>
    </style:style>
    <style:style style:name="P53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58b06b" officeooo:paragraph-rsid="0058b06b" fo:background-color="transparent" style:font-size-asian="12pt" style:font-weight-asian="bold" style:font-size-complex="12pt" style:font-weight-complex="bold"/>
    </style:style>
    <style:style style:name="P54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5a58c8" officeooo:paragraph-rsid="005a58c8" fo:background-color="transparent" style:font-size-asian="12pt" style:font-weight-asian="bold" style:font-size-complex="12pt" style:font-weight-complex="bold"/>
    </style:style>
    <style:style style:name="P55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5c957c" officeooo:paragraph-rsid="005c957c" fo:background-color="transparent" style:font-size-asian="12pt" style:font-weight-asian="bold" style:font-size-complex="12pt" style:font-weight-complex="bold"/>
    </style:style>
    <style:style style:name="P56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5c957c" officeooo:paragraph-rsid="005fd546" fo:background-color="transparent" style:font-size-asian="12pt" style:font-weight-asian="bold" style:font-size-complex="12pt" style:font-weight-complex="bold"/>
    </style:style>
    <style:style style:name="P57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5dd1b4" officeooo:paragraph-rsid="005dd1b4" fo:background-color="transparent" style:font-size-asian="12pt" style:font-weight-asian="bold" style:font-size-complex="12pt" style:font-weight-complex="bold"/>
    </style:style>
    <style:style style:name="P58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62f68e" officeooo:paragraph-rsid="0062f68e" fo:background-color="transparent" style:font-size-asian="12pt" style:font-weight-asian="bold" style:font-size-complex="12pt" style:font-weight-complex="bold"/>
    </style:style>
    <style:style style:name="P59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17db7" officeooo:paragraph-rsid="00317db7" fo:background-color="transparent" style:font-size-asian="10.5pt" style:font-weight-asian="bold" style:font-size-complex="12pt" style:font-weight-complex="bold"/>
    </style:style>
    <style:style style:name="P60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17db7" officeooo:paragraph-rsid="00325710" fo:background-color="transparent" style:font-size-asian="10.5pt" style:font-weight-asian="bold" style:font-size-complex="12pt" style:font-weight-complex="bold"/>
    </style:style>
    <style:style style:name="P61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17db7" officeooo:paragraph-rsid="0035ecea" fo:background-color="transparent" style:font-size-asian="10.5pt" style:font-weight-asian="bold" style:font-size-complex="12pt" style:font-weight-complex="bold"/>
    </style:style>
    <style:style style:name="P62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17db7" officeooo:paragraph-rsid="0038b6de" fo:background-color="transparent" style:font-size-asian="10.5pt" style:font-weight-asian="bold" style:font-size-complex="12pt" style:font-weight-complex="bold"/>
    </style:style>
    <style:style style:name="P63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3638e" officeooo:paragraph-rsid="0033638e" fo:background-color="transparent" style:font-size-asian="10.5pt" style:font-weight-asian="bold" style:font-size-complex="12pt" style:font-weight-complex="bold"/>
    </style:style>
    <style:style style:name="P64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aa96a" officeooo:paragraph-rsid="003aa96a" fo:background-color="transparent" style:font-size-asian="10.5pt" style:font-weight-asian="bold" style:font-size-complex="12pt" style:font-weight-complex="bold"/>
    </style:style>
    <style:style style:name="P65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c11ff" officeooo:paragraph-rsid="003c11ff" fo:background-color="transparent" style:font-size-asian="10.5pt" style:font-weight-asian="bold" style:font-size-complex="12pt" style:font-weight-complex="bold"/>
    </style:style>
    <style:style style:name="P66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d6a5f" officeooo:paragraph-rsid="003d6a5f" fo:background-color="transparent" style:font-size-asian="10.5pt" style:font-weight-asian="bold" style:font-size-complex="12pt" style:font-weight-complex="bold"/>
    </style:style>
    <style:style style:name="P67" style:family="paragraph" style:parent-style-name="Standard">
      <style:paragraph-properties style:line-height-at-least="0.402cm"/>
      <style:text-properties fo:color="#000000" loext:opacity="100%" style:font-name="Liberation Serif" fo:font-size="12pt" style:text-underline-style="solid" style:text-underline-width="auto" style:text-underline-color="font-color" fo:font-weight="bold" officeooo:rsid="005dd1b4" officeooo:paragraph-rsid="005dd1b4" fo:background-color="transparent" style:font-size-asian="12pt" style:font-weight-asian="bold" style:font-size-complex="12pt" style:font-weight-complex="bold"/>
    </style:style>
    <style:style style:name="P68" style:family="paragraph" style:parent-style-name="Standard">
      <style:paragraph-properties style:line-height-at-least="0.402cm"/>
      <style:text-properties fo:color="#000000" loext:opacity="100%" style:font-name="Liberation Serif" fo:font-size="12pt" style:text-underline-style="solid" style:text-underline-width="auto" style:text-underline-color="font-color" fo:font-weight="bold" officeooo:rsid="005c957c" officeooo:paragraph-rsid="005c957c" fo:background-color="transparent" style:font-size-asian="12pt" style:font-weight-asian="bold" style:font-size-complex="12pt" style:font-weight-complex="bold"/>
    </style:style>
    <style:style style:name="P69" style:family="paragraph" style:parent-style-name="Standard">
      <style:paragraph-properties style:line-height-at-least="0.402cm"/>
      <style:text-properties fo:color="#000000" loext:opacity="100%" style:font-name="Liberation Serif" fo:font-size="14pt" fo:font-weight="bold" officeooo:rsid="00317db7" officeooo:paragraph-rsid="00317db7" fo:background-color="transparent" style:font-size-asian="12.25pt" style:font-weight-asian="bold" style:font-size-complex="14pt" style:font-weight-complex="bold"/>
    </style:style>
    <style:style style:name="P70" style:family="paragraph" style:parent-style-name="Standard">
      <style:paragraph-properties style:line-height-at-least="0.402cm"/>
      <style:text-properties fo:color="#000000" loext:opacity="100%" style:font-name="Liberation Serif" fo:font-size="14pt" fo:font-weight="bold" officeooo:rsid="0040d5f5" officeooo:paragraph-rsid="0040d5f5" fo:background-color="transparent" style:font-size-asian="12.25pt" style:font-weight-asian="bold" style:font-size-complex="14pt" style:font-weight-complex="bold"/>
    </style:style>
    <style:style style:name="P71" style:family="paragraph" style:parent-style-name="Standard">
      <style:paragraph-properties style:line-height-at-least="0.402cm"/>
      <style:text-properties fo:color="#000000" loext:opacity="100%" style:font-name="Liberation Serif" fo:font-size="14pt" fo:font-weight="bold" officeooo:rsid="0069e945" officeooo:paragraph-rsid="0069e945" fo:background-color="transparent" style:font-size-asian="12.25pt" style:font-weight-asian="bold" style:font-size-complex="14pt" style:font-weight-complex="bold"/>
    </style:style>
    <style:style style:name="P72" style:family="paragraph" style:parent-style-name="Standard">
      <style:paragraph-properties style:line-height-at-least="0.402cm"/>
      <style:text-properties fo:color="#000000" loext:opacity="100%" style:font-name="Liberation Serif" fo:font-size="10pt" fo:font-weight="normal" officeooo:rsid="00532fed" officeooo:paragraph-rsid="00532fed" fo:background-color="transparent" style:font-size-asian="10pt" style:font-weight-asian="normal" style:font-size-complex="10pt" style:font-weight-complex="normal"/>
    </style:style>
    <style:style style:name="P73" style:family="paragraph" style:parent-style-name="Standard">
      <style:paragraph-properties style:line-height-at-least="0.402cm"/>
      <style:text-properties fo:color="#000000" loext:opacity="100%" style:font-name="Liberation Serif" fo:font-size="10pt" fo:font-weight="normal" officeooo:rsid="00556958" officeooo:paragraph-rsid="00556958" fo:background-color="transparent" style:font-size-asian="10pt" style:font-weight-asian="normal" style:font-size-complex="10pt" style:font-weight-complex="normal"/>
    </style:style>
    <style:style style:name="P74" style:family="paragraph" style:parent-style-name="Standard">
      <style:paragraph-properties style:line-height-at-least="0.402cm" fo:text-align="start" style:justify-single-word="false"/>
      <style:text-properties fo:color="#000000" loext:opacity="100%" fo:font-size="9.5pt" fo:background-color="transparent" style:font-size-asian="9.5pt" style:font-size-complex="9.5pt"/>
    </style:style>
    <style:style style:name="P75" style:family="paragraph" style:parent-style-name="Standard">
      <style:paragraph-properties style:line-height-at-least="0.402cm" fo:text-align="start" style:justify-single-word="false"/>
      <style:text-properties fo:color="#000000" loext:opacity="100%" fo:font-size="9.5pt" officeooo:paragraph-rsid="00230198" fo:background-color="transparent" style:font-size-asian="9.5pt" style:font-size-complex="9.5pt"/>
    </style:style>
    <style:style style:name="P76" style:family="paragraph" style:parent-style-name="Standard">
      <style:text-properties officeooo:rsid="0012e59a" officeooo:paragraph-rsid="0012e59a"/>
    </style:style>
    <style:style style:name="P77" style:family="paragraph" style:parent-style-name="Standard">
      <style:text-properties officeooo:rsid="00158a4f" officeooo:paragraph-rsid="00158a4f"/>
    </style:style>
    <style:style style:name="P78" style:family="paragraph" style:parent-style-name="Standard">
      <style:text-properties fo:font-weight="bold" officeooo:rsid="00158a4f" officeooo:paragraph-rsid="00158a4f" style:font-weight-asian="bold" style:font-weight-complex="bold"/>
    </style:style>
    <style:style style:name="P79" style:family="paragraph" style:parent-style-name="Standard">
      <style:text-properties fo:font-weight="bold" officeooo:rsid="003aa96a" officeooo:paragraph-rsid="003aa96a" style:font-weight-asian="bold" style:font-weight-complex="bold"/>
    </style:style>
    <style:style style:name="P80" style:family="paragraph" style:parent-style-name="Standard">
      <style:text-properties fo:color="#3465a4" loext:opacity="100%" officeooo:rsid="00158a4f" officeooo:paragraph-rsid="00158a4f"/>
    </style:style>
    <style:style style:name="P81" style:family="paragraph" style:parent-style-name="Standard">
      <style:text-properties fo:color="#3465a4" loext:opacity="100%" officeooo:rsid="0017f77b" officeooo:paragraph-rsid="0017f77b"/>
    </style:style>
    <style:style style:name="P82" style:family="paragraph" style:parent-style-name="Standard">
      <style:text-properties officeooo:rsid="0017f77b" officeooo:paragraph-rsid="0017f77b"/>
    </style:style>
    <style:style style:name="P83" style:family="paragraph" style:parent-style-name="Standard">
      <style:text-properties fo:font-weight="normal" officeooo:rsid="003aa96a" officeooo:paragraph-rsid="003aa96a" style:font-weight-asian="normal" style:font-weight-complex="normal"/>
    </style:style>
    <style:style style:name="P84" style:family="paragraph" style:parent-style-name="Standard">
      <style:paragraph-properties style:line-height-at-least="0.402cm"/>
      <style:text-properties fo:color="#d4d4d4" loext:opacity="100%" fo:font-size="10pt" fo:background-color="#1e1e1e" style:font-size-asian="10pt" style:font-size-complex="10pt"/>
    </style:style>
    <style:style style:name="P85" style:family="paragraph" style:parent-style-name="Standard">
      <style:paragraph-properties style:line-height-at-least="0.402cm"/>
      <style:text-properties fo:color="#d4d4d4" loext:opacity="100%" style:font-name="Consolas" fo:font-size="12pt" fo:font-weight="normal" officeooo:rsid="0067c917" officeooo:paragraph-rsid="0067c917" fo:background-color="#1e1e1e" style:font-size-asian="12pt" style:font-weight-asian="bold" style:font-size-complex="12pt" style:font-weight-complex="bold"/>
    </style:style>
    <style:style style:name="P86" style:family="paragraph" style:parent-style-name="Standard">
      <style:paragraph-properties style:line-height-at-least="0.402cm"/>
      <style:text-properties fo:color="#d4d4d4" loext:opacity="100%" style:font-name="Consolas" fo:font-size="12pt" fo:font-weight="normal" fo:background-color="#1e1e1e" style:font-size-asian="12pt" style:font-size-complex="12pt"/>
    </style:style>
    <style:style style:name="P87" style:family="paragraph" style:parent-style-name="Standard">
      <style:paragraph-properties style:line-height-at-least="0.402cm"/>
      <style:text-properties fo:color="#d4d4d4" loext:opacity="100%" style:font-name="Consolas" fo:font-size="12pt" fo:font-weight="normal" officeooo:rsid="0065b05a" officeooo:paragraph-rsid="0065b05a" fo:background-color="#1e1e1e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style:line-height-at-least="0.402cm"/>
      <style:text-properties fo:color="#d4d4d4" loext:opacity="100%" fo:font-size="12pt" fo:background-color="#1e1e1e" style:font-size-asian="12pt" style:font-size-complex="12pt"/>
    </style:style>
    <style:style style:name="P89" style:family="paragraph" style:parent-style-name="Standard">
      <style:paragraph-properties style:line-height-at-least="0.402cm"/>
      <style:text-properties fo:font-size="10pt" style:font-size-asian="10pt" style:font-size-complex="10pt"/>
    </style:style>
    <style:style style:name="P90" style:family="paragraph" style:parent-style-name="Standard">
      <style:paragraph-properties style:line-height-at-least="0.402cm"/>
      <style:text-properties fo:color="#111111" loext:opacity="100%" style:font-name="Consolas" fo:font-size="12pt" fo:font-weight="normal" officeooo:rsid="0065b05a" officeooo:paragraph-rsid="0065b05a" fo:background-color="#1e1e1e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style:line-height-at-least="0.402cm"/>
      <style:text-properties fo:color="#000000" loext:opacity="100%" style:font-name="Liberation Serif" fo:font-size="14pt" fo:font-weight="normal" officeooo:rsid="0071c629" officeooo:paragraph-rsid="0071c629" fo:background-color="transparent" style:font-size-asian="12.25pt" style:font-weight-asian="normal" style:font-size-complex="14pt" style:font-weight-complex="normal"/>
    </style:style>
    <style:style style:name="P92" style:family="paragraph" style:parent-style-name="Standard">
      <style:paragraph-properties style:line-height-at-least="0.402cm"/>
      <style:text-properties fo:color="#000000" loext:opacity="100%" style:font-name="Liberation Serif" fo:font-size="14pt" fo:font-weight="bold" officeooo:rsid="0071c629" officeooo:paragraph-rsid="0071c629" fo:background-color="transparent" style:font-size-asian="12.25pt" style:font-weight-asian="bold" style:font-size-complex="14pt" style:font-weight-complex="bold"/>
    </style:style>
    <style:style style:name="P93" style:family="paragraph" style:parent-style-name="Standard">
      <style:paragraph-properties style:line-height-at-least="0.402cm"/>
      <style:text-properties fo:color="#000000" loext:opacity="100%" style:font-name="Liberation Serif" fo:font-size="14pt" fo:font-weight="bold" officeooo:rsid="008026c2" officeooo:paragraph-rsid="008026c2" fo:background-color="transparent" style:font-size-asian="12.25pt" style:font-weight-asian="bold" style:font-size-complex="14pt" style:font-weight-complex="bold"/>
    </style:style>
    <style:style style:name="P94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746d0d" officeooo:paragraph-rsid="00746d0d" fo:background-color="transparent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76536a" officeooo:paragraph-rsid="0076536a" fo:background-color="transparent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776d63" officeooo:paragraph-rsid="00776d63" fo:background-color="transparent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6dea31" officeooo:paragraph-rsid="006dea31" fo:background-color="transparent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7b83bc" officeooo:paragraph-rsid="007b83bc" fo:background-color="transparent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76536a" officeooo:paragraph-rsid="0076536a" fo:background-color="transparent" style:font-size-asian="10.5pt" style:font-weight-asian="bold" style:font-size-complex="12pt" style:font-weight-complex="bold"/>
    </style:style>
    <style:style style:name="P100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7b83bc" officeooo:paragraph-rsid="007b83bc" fo:background-color="transparent" style:font-size-asian="12pt" style:font-weight-asian="bold" style:font-size-complex="12pt" style:font-weight-complex="bold"/>
    </style:style>
    <style:style style:name="P101" style:family="paragraph" style:parent-style-name="Standard">
      <style:paragraph-properties style:line-height-at-least="0.402cm"/>
      <style:text-properties fo:color="#d4d4d4" loext:opacity="100%" style:font-name="Consolas" fo:font-size="12pt" fo:font-weight="normal" officeooo:rsid="0071c629" officeooo:paragraph-rsid="0071c629" fo:background-color="#1e1e1e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style:line-height-at-least="0.402cm"/>
      <style:text-properties fo:color="#d4d4d4" loext:opacity="100%" style:font-name="Consolas" fo:font-size="12pt" fo:font-weight="normal" fo:background-color="#1e1e1e" style:font-size-asian="12pt" style:font-size-complex="12pt"/>
    </style:style>
    <style:style style:name="P103" style:family="paragraph" style:parent-style-name="Standard">
      <style:paragraph-properties style:line-height-at-least="0.402cm"/>
      <style:text-properties fo:color="#d4d4d4" loext:opacity="100%" fo:font-size="12pt" fo:background-color="#1e1e1e" style:font-size-asian="12pt" style:font-size-complex="12pt"/>
    </style:style>
    <style:style style:name="P104" style:family="paragraph" style:parent-style-name="Standard" style:list-style-name="L1">
      <style:paragraph-properties style:line-height-at-least="0.402cm"/>
      <style:text-properties officeooo:paragraph-rsid="0081213c"/>
    </style:style>
    <style:style style:name="P105" style:family="paragraph" style:parent-style-name="Standard">
      <style:paragraph-properties style:line-height-at-least="0.402cm"/>
      <style:text-properties fo:font-size="12pt" style:font-size-asian="12pt" style:font-size-complex="12pt"/>
    </style:style>
    <style:style style:name="P106" style:family="paragraph" style:parent-style-name="Standard" style:list-style-name="L1">
      <style:paragraph-properties style:line-height-at-least="0.402cm"/>
      <style:text-properties fo:font-weight="bold" officeooo:rsid="0081213c" officeooo:paragraph-rsid="0081213c" style:font-weight-asian="bold" style:font-weight-complex="bold"/>
    </style:style>
    <style:style style:name="P107" style:family="paragraph">
      <loext:graphic-properties draw:fill="none" draw:fill-color="#ffffff"/>
    </style:style>
    <style:style style:name="P108" style:family="paragraph">
      <loext:graphic-properties draw:fill="none" draw:fill-color="#ffffff"/>
      <style:paragraph-properties style:writing-mode="lr-tb"/>
    </style:style>
    <style:style style:name="P109" style:family="paragraph">
      <loext:graphic-properties draw:fill-color="#ee5151"/>
    </style:style>
    <style:style style:name="P110" style:family="paragraph">
      <loext:graphic-properties draw:fill="none" draw:fill-color="#ffffff"/>
      <style:paragraph-properties style:writing-mode="lr-tb"/>
      <style:text-properties fo:color="#ffffff" loext:opacity="100%" fo:font-weight="bold" style:font-weight-asian="bold" style:font-weight-complex="bold"/>
    </style:style>
    <style:style style:name="T1" style:family="text">
      <style:text-properties style:font-name="Consolas" fo:font-weight="normal"/>
    </style:style>
    <style:style style:name="T2" style:family="text">
      <style:text-properties style:font-name="Consolas" fo:background-color="transparent" loext:char-shading-value="0" style:font-size-asian="12pt" style:font-size-complex="12pt"/>
    </style:style>
    <style:style style:name="T3" style:family="text">
      <style:text-properties fo:color="#3465a4" loext:opacity="100%"/>
    </style:style>
    <style:style style:name="T4" style:family="text">
      <style:text-properties fo:color="#3465a4" loext:opacity="100%" style:font-name="Consolas" fo:font-weight="normal"/>
    </style:style>
    <style:style style:name="T5" style:family="text">
      <style:text-properties fo:color="#e6e905" loext:opacity="100%" style:font-name="Consolas" fo:font-weight="normal"/>
    </style:style>
    <style:style style:name="T6" style:family="text">
      <style:text-properties officeooo:rsid="0017f77b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style:font-name="Liberation Serif" fo:font-size="12pt" fo:font-weight="bold" officeooo:rsid="0081213c" fo:background-color="transparent" loext:char-shading-value="0" style:font-size-asian="10.5pt" style:font-weight-asian="bold" style:font-size-complex="12pt" style:font-weight-complex="bold"/>
    </style:style>
    <style:style style:name="T9" style:family="text">
      <style:text-properties fo:color="#000000" loext:opacity="100%" style:font-name="Liberation Serif" fo:font-size="12pt" fo:font-weight="normal" fo:background-color="transparent" loext:char-shading-value="0" style:font-size-asian="10.5pt" style:font-weight-asian="normal" style:font-size-complex="12pt" style:font-weight-complex="normal"/>
    </style:style>
    <style:style style:name="T10" style:family="text">
      <style:text-properties fo:color="#000000" loext:opacity="100%" style:font-name="Liberation Serif" fo:font-size="12pt" fo:font-weight="normal" officeooo:rsid="0081213c" fo:background-color="transparent" loext:char-shading-value="0" style:font-size-asian="10.5pt" style:font-weight-asian="normal" style:font-size-complex="12pt" style:font-weight-complex="normal"/>
    </style:style>
    <style:style style:name="T11" style:family="text">
      <style:text-properties fo:color="#000000" loext:opacity="100%" style:font-name="Liberation Serif" fo:font-size="12pt" fo:background-color="transparent" loext:char-shading-value="0" style:font-size-asian="10.5pt" style:font-size-complex="12pt"/>
    </style:style>
    <style:style style:name="T12" style:family="text">
      <style:text-properties officeooo:rsid="001d6144" style:font-size-asian="10.5pt" style:font-weight-asian="normal" style:font-size-complex="12pt" style:font-weight-complex="normal"/>
    </style:style>
    <style:style style:name="T13" style:family="text">
      <style:text-properties officeooo:rsid="001d6144" fo:background-color="transparent" loext:char-shading-value="0" style:font-size-asian="12pt" style:font-weight-asian="normal" style:font-size-complex="12pt" style:font-weight-complex="normal"/>
    </style:style>
    <style:style style:name="T14" style:family="text">
      <style:text-properties fo:color="#069a2e" loext:opacity="100%" style:font-name="Consolas" fo:font-weight="normal"/>
    </style:style>
    <style:style style:name="T15" style:family="text">
      <style:text-properties officeooo:rsid="001f4b02"/>
    </style:style>
    <style:style style:name="T16" style:family="text">
      <style:text-properties officeooo:rsid="0020e584"/>
    </style:style>
    <style:style style:name="T17" style:family="text">
      <style:text-properties officeooo:rsid="00220af7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325710" style:font-weight-asian="normal" style:font-weight-complex="normal"/>
    </style:style>
    <style:style style:name="T21" style:family="text">
      <style:text-properties fo:font-weight="normal" officeooo:rsid="00346d85" style:font-weight-asian="normal" style:font-weight-complex="normal"/>
    </style:style>
    <style:style style:name="T22" style:family="text">
      <style:text-properties fo:font-weight="normal" officeooo:rsid="003942fb" style:font-weight-asian="normal" style:font-weight-complex="normal"/>
    </style:style>
    <style:style style:name="T23" style:family="text">
      <style:text-properties fo:font-weight="normal" officeooo:rsid="00397472" style:font-weight-asian="normal" style:font-weight-complex="normal"/>
    </style:style>
    <style:style style:name="T24" style:family="text">
      <style:text-properties fo:font-weight="normal" officeooo:rsid="003aa96a" style:font-weight-asian="normal" style:font-weight-complex="normal"/>
    </style:style>
    <style:style style:name="T25" style:family="text">
      <style:text-properties fo:font-weight="normal" officeooo:rsid="005b2f06" style:font-weight-asian="normal" style:font-weight-complex="normal"/>
    </style:style>
    <style:style style:name="T26" style:family="text">
      <style:text-properties fo:font-weight="normal" officeooo:rsid="005dd1b4" style:font-weight-asian="normal" style:font-weight-complex="normal"/>
    </style:style>
    <style:style style:name="T27" style:family="text">
      <style:text-properties fo:font-weight="normal" officeooo:rsid="005fcc01" style:font-weight-asian="normal" style:font-weight-complex="normal"/>
    </style:style>
    <style:style style:name="T28" style:family="text">
      <style:text-properties fo:font-weight="normal" officeooo:rsid="007181f0" style:font-weight-asian="normal" style:font-weight-complex="normal"/>
    </style:style>
    <style:style style:name="T29" style:family="text">
      <style:text-properties fo:font-weight="normal" fo:background-color="#ff0000" loext:char-shading-value="0" style:font-weight-asian="normal" style:font-weight-complex="normal"/>
    </style:style>
    <style:style style:name="T30" style:family="text">
      <style:text-properties officeooo:rsid="003aa96a"/>
    </style:style>
    <style:style style:name="T31" style:family="text">
      <style:text-properties officeooo:rsid="0044a4ee"/>
    </style:style>
    <style:style style:name="T32" style:family="text">
      <style:text-properties officeooo:rsid="0044ffc8"/>
    </style:style>
    <style:style style:name="T33" style:family="text">
      <style:text-properties officeooo:rsid="004c98c4"/>
    </style:style>
    <style:style style:name="T34" style:family="text">
      <style:text-properties officeooo:rsid="004ea86b"/>
    </style:style>
    <style:style style:name="T35" style:family="text">
      <style:text-properties fo:color="#808080" loext:opacity="100%" style:font-name="Consolas" fo:font-size="10pt" fo:background-color="#1e1e1e" loext:char-shading-value="0" style:font-size-asian="10pt" style:font-size-complex="10pt"/>
    </style:style>
    <style:style style:name="T36" style:family="text">
      <style:text-properties fo:color="#808080" loext:opacity="100%" style:font-name="Consolas" fo:font-weight="normal"/>
    </style:style>
    <style:style style:name="T37" style:family="text">
      <style:text-properties fo:color="#569cd6" loext:opacity="100%"/>
    </style:style>
    <style:style style:name="T38" style:family="text">
      <style:text-properties fo:color="#569cd6" loext:opacity="100%" style:font-name="Consolas" fo:font-size="10pt" fo:background-color="#1e1e1e" loext:char-shading-value="0" style:font-size-asian="10pt" style:font-size-complex="10pt"/>
    </style:style>
    <style:style style:name="T39" style:family="text">
      <style:text-properties fo:color="#569cd6" loext:opacity="100%" style:font-name="Consolas" fo:font-weight="normal"/>
    </style:style>
    <style:style style:name="T40" style:family="text">
      <style:text-properties fo:color="#569cd6" loext:opacity="100%" style:font-weight-asian="normal" style:font-weight-complex="normal"/>
    </style:style>
    <style:style style:name="T41" style:family="text">
      <style:text-properties fo:color="#d4d4d4" loext:opacity="100%" style:font-name="Consolas" fo:font-size="10pt" fo:background-color="#1e1e1e" loext:char-shading-value="0" style:font-size-asian="10pt" style:font-size-complex="10pt"/>
    </style:style>
    <style:style style:name="T42" style:family="text">
      <style:text-properties fo:color="#9cdcfe" loext:opacity="100%"/>
    </style:style>
    <style:style style:name="T43" style:family="text">
      <style:text-properties fo:color="#9cdcfe" loext:opacity="100%" style:font-name="Consolas" fo:font-size="10pt" fo:background-color="#1e1e1e" loext:char-shading-value="0" style:font-size-asian="10pt" style:font-size-complex="10pt"/>
    </style:style>
    <style:style style:name="T44" style:family="text">
      <style:text-properties fo:color="#9cdcfe" loext:opacity="100%" style:font-name="Consolas" fo:font-weight="normal"/>
    </style:style>
    <style:style style:name="T45" style:family="text">
      <style:text-properties fo:color="#9cdcfe" loext:opacity="100%" style:font-weight-asian="normal" style:font-weight-complex="normal"/>
    </style:style>
    <style:style style:name="T46" style:family="text">
      <style:text-properties fo:color="#ce9178" loext:opacity="100%" style:font-name="Consolas" fo:font-size="10pt" fo:background-color="#1e1e1e" loext:char-shading-value="0" style:font-size-asian="10pt" style:font-size-complex="10pt"/>
    </style:style>
    <style:style style:name="T47" style:family="text">
      <style:text-properties fo:color="#ce9178" loext:opacity="100%" style:font-name="Consolas" fo:font-weight="normal"/>
    </style:style>
    <style:style style:name="T48" style:family="text">
      <style:text-properties fo:color="#dcdcaa" loext:opacity="100%"/>
    </style:style>
    <style:style style:name="T49" style:family="text">
      <style:text-properties fo:color="#dcdcaa" loext:opacity="100%" style:font-name="Consolas" fo:font-size="10pt" fo:background-color="#1e1e1e" loext:char-shading-value="0" style:font-size-asian="10pt" style:font-size-complex="10pt"/>
    </style:style>
    <style:style style:name="T50" style:family="text">
      <style:text-properties fo:color="#dcdcaa" loext:opacity="100%" style:font-name="Consolas" fo:font-weight="normal"/>
    </style:style>
    <style:style style:name="T51" style:family="text">
      <style:text-properties officeooo:rsid="004ea86b" style:font-size-asian="12pt" style:font-weight-asian="normal" style:font-size-complex="12pt" style:font-weight-complex="normal"/>
    </style:style>
    <style:style style:name="T52" style:family="text">
      <style:text-properties officeooo:rsid="00532fed" style:font-size-asian="12pt" style:font-weight-asian="normal" style:font-size-complex="12pt" style:font-weight-complex="normal"/>
    </style:style>
    <style:style style:name="T53" style:family="text">
      <style:text-properties officeooo:rsid="0051c846"/>
    </style:style>
    <style:style style:name="T54" style:family="text">
      <style:text-properties officeooo:rsid="00532fed"/>
    </style:style>
    <style:style style:name="T55" style:family="text">
      <style:text-properties officeooo:rsid="00541390"/>
    </style:style>
    <style:style style:name="T56" style:family="text">
      <style:text-properties officeooo:rsid="005b2f06"/>
    </style:style>
    <style:style style:name="T57" style:family="text">
      <style:text-properties style:text-underline-style="none" fo:font-weight="normal" style:font-weight-asian="normal" style:font-weight-complex="normal"/>
    </style:style>
    <style:style style:name="T58" style:family="text">
      <style:text-properties style:text-underline-style="none" officeooo:rsid="005ea445"/>
    </style:style>
    <style:style style:name="T59" style:family="text">
      <style:text-properties officeooo:rsid="005fcc01"/>
    </style:style>
    <style:style style:name="T60" style:family="text">
      <style:text-properties fo:color="#c586c0" loext:opacity="100%" style:font-weight-asian="normal" style:font-weight-complex="normal"/>
    </style:style>
    <style:style style:name="T61" style:family="text">
      <style:text-properties fo:color="#c586c0" loext:opacity="100%" style:font-name="Consolas" fo:font-weight="normal"/>
    </style:style>
    <style:style style:name="T62" style:family="text">
      <style:text-properties style:font-weight-asian="normal" style:font-weight-complex="normal"/>
    </style:style>
    <style:style style:name="T63" style:family="text">
      <style:text-properties fo:color="#b5cea8" loext:opacity="100%"/>
    </style:style>
    <style:style style:name="T64" style:family="text">
      <style:text-properties fo:color="#b5cea8" loext:opacity="100%" style:font-weight-asian="normal" style:font-weight-complex="normal"/>
    </style:style>
    <style:style style:name="T65" style:family="text">
      <style:text-properties fo:color="#b5cea8" loext:opacity="100%" style:font-name="Consolas" fo:font-weight="normal"/>
    </style:style>
    <style:style style:name="T66" style:family="text">
      <style:text-properties officeooo:rsid="007181f0"/>
    </style:style>
    <style:style style:name="T67" style:family="text">
      <style:text-properties officeooo:rsid="00776d63"/>
    </style:style>
    <style:style style:name="T68" style:family="text">
      <style:text-properties officeooo:rsid="007a01bc"/>
    </style:style>
    <style:style style:name="T69" style:family="text">
      <style:text-properties officeooo:rsid="007b83bc"/>
    </style:style>
    <style:style style:name="T70" style:family="text">
      <style:text-properties fo:color="#ffffff" loext:opacity="100%" fo:font-weight="bold" style:font-weight-asian="bold" style:font-weight-complex="bol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textarea-horizontal-align="justify" draw:textarea-vertical-align="middle" draw:auto-grow-height="false" fo:min-height="0.356cm" fo:min-width="0.15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solid" svg:stroke-color="#000000" draw:fill="none" draw:fill-color="#ffffff" fo:min-height="1.11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solid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5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0.261cm" fo:min-width="1.3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horizontal-align="justify" draw:textarea-vertical-align="middle" draw:auto-grow-height="false" fo:min-height="0.826cm" fo:min-width="0.1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textarea-horizontal-align="justify" draw:textarea-vertical-align="middle" draw:auto-grow-height="false" fo:min-height="0.647cm" fo:min-width="0.1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-color="#ee5151" draw:textarea-horizontal-align="justify" draw:textarea-vertical-align="middle" draw:auto-grow-height="false" fo:min-height="0.781cm" fo:min-width="2.796cm" style:run-through="foreground"/>
    </style:style>
    <style:style style:name="gr11" style:family="graphic">
      <style:graphic-properties draw:stroke="none" svg:stroke-color="#000000" draw:fill="none" draw:fill-color="#ffffff" fo:min-height="0.538cm" style:run-through="foreground"/>
      <style:paragraph-properties style:writing-mode="lr-tb"/>
    </style:style>
    <style:style style:name="gr12" style:family="graphic">
      <style:graphic-properties draw:fill-color="#ee5151" draw:textarea-horizontal-align="justify" draw:textarea-vertical-align="middle" draw:auto-grow-height="false" fo:min-height="0.781cm" fo:min-width="3.517cm" style:run-through="foreground"/>
    </style:style>
    <style:style style:name="gr13" style:family="graphic">
      <style:graphic-properties draw:stroke="none" svg:stroke-color="#000000" draw:fill="none" draw:fill-color="#ffffff" fo:min-height="0.975cm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Cada navegador tem seu próprio motor:</text:p>
      <text:p text:style-name="P1">- Chrome (V8)</text:p>
      <text:p text:style-name="P1">- Firefox (Spidermonkey)</text:p>
      <text:p text:style-name="P1">- Safari (Nitro)</text:p>
      <text:p text:style-name="P1">- Opera (Blink)</text:p>
      <text:p text:style-name="P1">- Edge (Chakra)</text:p>
      <text:p text:style-name="P2"/>
      <text:p text:style-name="P3">O NodeJS é uma máquina que roda JavaScript fora do Chrome. É o que proporciona utilizar o JavaScript para o lado do servidor também.</text:p>
      <text:p text:style-name="P3"/>
      <text:p text:style-name="P79">Comandos Node Js:</text:p>
      <text:p text:style-name="P79">Ctrl + L = <text:span text:style-name="T19">Limpar a tela.</text:span></text:p>
      <text:p text:style-name="P83"/>
      <text:p text:style-name="P83"/>
      <text:p text:style-name="P83"/>
      <text:p text:style-name="P3"/>
      <text:p text:style-name="P4">Frameworks que devo olhar depois de aprender JavaScript:</text:p>
      <text:p text:style-name="P4">- jQuery</text:p>
      <text:p text:style-name="P4">- Angular</text:p>
      <text:p text:style-name="P4">- React Native</text:p>
      <text:p text:style-name="P4">- Vue </text:p>
      <text:p text:style-name="P4">- Electron (para gráficos – WhatsApp Web, VS Code, Discord)</text:p>
      <text:p text:style-name="P4"/>
      <text:p text:style-name="P5">Primeiros scripts:</text:p>
      <text:p text:style-name="P6">&lt;<text:span text:style-name="T3">script</text:span>&gt;</text:p>
      <text:p text:style-name="P12">        <text:span text:style-name="T5">alert</text:span><text:span text:style-name="T1">('Hello World!')</text:span></text:p>
      <text:p text:style-name="P12">        <text:span text:style-name="T5">confirm</text:span><text:span text:style-name="T1">('Está gostando de JavaScript?')</text:span></text:p>
      <text:p text:style-name="P12">        <text:span text:style-name="T5">prompt</text:span><text:span text:style-name="T1">('Qual é o seu nome?')</text:span></text:p>
      <text:p text:style-name="P12">    <text:span text:style-name="T1">&lt;/</text:span><text:span text:style-name="T4">script</text:span><text:span text:style-name="T1">&gt;</text:span></text:p>
      <text:p text:style-name="P5"/>
      <text:p text:style-name="P76">Regras dos identificadores em JS:</text:p>
      <text:p text:style-name="P76">- Podem começar com letra, $ ou _.</text:p>
      <text:p text:style-name="P76">- Não podem começar com números.</text:p>
      <text:p text:style-name="P76">- É possível usar letras ou números.</text:p>
      <text:p text:style-name="P76">- É possível usar acentos e símbolos.</text:p>
      <text:p text:style-name="P76">- Não podem conter espaços.</text:p>
      <text:p text:style-name="P76">- Não podem ser palavras reservadas.</text:p>
      <text:p text:style-name="P76"/>
      <text:p text:style-name="P78">Tipos Primitivos</text:p>
      <text:p text:style-name="P77">Variáveis numéricas: <text:span text:style-name="T3">number</text:span> (JS não diferencia números entre Inteiro e Reais)</text:p>
      <text:p text:style-name="P80"><text:span text:style-name="T6">s</text:span>tring</text:p>
      <text:p text:style-name="P77">true false: <text:span text:style-name="T3">boolean</text:span></text:p>
      <text:p text:style-name="P80"/>
      <text:p text:style-name="P82"><text:span text:style-name="T3">number: </text:span><text:span text:style-name="T7">infinity, NaN</text:span></text:p>
      <text:p text:style-name="P81">string</text:p>
      <text:p text:style-name="P81">boolean</text:p>
      <text:p text:style-name="P81">null</text:p>
      <text:p text:style-name="P81">undefined</text:p>
      <text:p text:style-name="P82"><text:span text:style-name="T3">object: </text:span><text:span text:style-name="T7">Array</text:span></text:p>
      <text:p text:style-name="P81">function</text:p>
      <text:p text:style-name="P81"/>
      <text:p text:style-name="P81"/>
      <text:p text:style-name="P15"><text:soft-page-break/>Concatenação:</text:p>
      <text:p text:style-name="P15"/>
      <text:p text:style-name="P8">&lt;script&gt;</text:p>
      <text:p text:style-name="P12">        <text:span text:style-name="T1">var nome = prompt('Qual é o seu nome?')</text:span></text:p>
      <text:p text:style-name="P12">        <text:span text:style-name="T1">alert('É um grande prazer em te conhecer, ' + nome)</text:span></text:p>
      <text:p text:style-name="P7">&lt;/script&gt;</text:p>
      <text:p text:style-name="P13"><text:span text:style-name="T12">Exemplo:</text:span><text:span text:style-name="T13"> </text:span><text:span text:style-name="T2">&lt;script&gt;</text:span></text:p>
      <text:p text:style-name="P12">       <text:span text:style-name="T1">var n1 = prompt('Digite um número: ') </text:span><text:span text:style-name="T14">// String</text:span></text:p>
      <text:p text:style-name="P12">       <text:span text:style-name="T1">var n2 = prompt('Digite outro número: ')</text:span><text:span text:style-name="T14">// String</text:span></text:p>
      <text:p text:style-name="P12">       <text:span text:style-name="T1">var s = n1 + n2</text:span></text:p>
      <text:p text:style-name="P12">       <text:span text:style-name="T1">alert('A soma entre n1 e n2 é '+ s) </text:span><text:span text:style-name="T14">// o sinal de + é concatenação.</text:span></text:p>
      <text:p text:style-name="P12">       <text:span text:style-name="T14">// Isso porque o comando prompt retorna uma string.</text:span></text:p>
      <text:p text:style-name="P12">    <text:span text:style-name="T1">&lt;/script&gt;</text:span></text:p>
      <text:p text:style-name="P14"/>
      <text:p text:style-name="P14">Para converter para número inteiro, utilizamos:</text:p>
      <text:p text:style-name="P14">parseInt(n)</text:p>
      <text:p text:style-name="P9">var n1 = parseInt(prompt('Digite um número: '))</text:p>
      <text:p text:style-name="P14"/>
      <text:p text:style-name="P14">Para converter para número Real, utilizamos:</text:p>
      <text:p text:style-name="P14">parseFloat(n)</text:p>
      <text:p text:style-name="P9">var n2 = parseFloat(prompt('Digite outro número: '))</text:p>
      <text:p text:style-name="P9"/>
      <text:p text:style-name="P16">Ou podemos simplificar fazendo o JavaScript decidir:</text:p>
      <text:p text:style-name="P16">Number(prompt(‘Digite um número’))</text:p>
      <text:p text:style-name="P16"/>
      <text:p text:style-name="P20">Para ajustar as casas decimais de um número:</text:p>
      <text:p text:style-name="P20">var n1 = 1545.2</text:p>
      <text:p text:style-name="P20">n1.<text:span text:style-name="T18">toFixed(2)</text:span></text:p>
      <text:p text:style-name="P20">1545.20</text:p>
      <text:p text:style-name="P16"/>
      <text:p text:style-name="P20">n1.toLocaleString(‘pt -BR’, {style: ‘currency’, currency: ‘BRL’})</text:p>
      <text:p text:style-name="P16"/>
      <text:p text:style-name="P48">Para converter para String:</text:p>
      <text:p text:style-name="P16">String(n)</text:p>
      <text:p text:style-name="P16">n.toString()</text:p>
      <text:p text:style-name="P16"/>
      <text:p text:style-name="P49">Template String:</text:p>
      <text:p text:style-name="P17">alert(`A soma entre ${n1} e ${n2} é ${s}`)</text:p>
      <text:p text:style-name="P17">Utilizamos crase no começo e no final. <text:span text:style-name="T16">C</text:span><text:span text:style-name="T15">ifrão e chaves.</text:span></text:p>
      <text:p text:style-name="P17"/>
      <text:p text:style-name="P17"/>
      <text:p text:style-name="P19">var <text:s/><text:span text:style-name="T18">s</text:span> = “JavaScript”</text:p>
      <text:p text:style-name="P18"><text:span text:style-name="T18">s</text:span>.length <text:s text:c="2"/><text:tab/><text:tab/> // quantos caracteres a string tem.</text:p>
      <text:p text:style-name="P18"><text:span text:style-name="T18">s</text:span>.toUpperCase<text:span text:style-name="T17">( )</text:span> <text:s text:c="2"/><text:tab/>// tudo para Maiúsculas. <text:s/></text:p>
      <text:p text:style-name="P19"><text:span text:style-name="T18">s</text:span>.toLowerCase( ) <text:tab/>// tudo para Minúsculas.</text:p>
      <text:p text:style-name="P19"/>
      <text:p text:style-name="P10">&lt;script&gt;</text:p>
      <text:p text:style-name="P74">        <text:span text:style-name="T1">var nome = prompt("Qual é o seu nome?")</text:span></text:p>
      <text:p text:style-name="P74">        <text:span text:style-name="T1">document.write(`Olá, &lt;strong&gt;</text:span><text:span text:style-name="T4">${nome}</text:span><text:span text:style-name="T1">&lt;/strong&gt;! Seu nome tem </text:span><text:span text:style-name="T4">${nome.length}</text:span><text:span text:style-name="T1"> letras.&lt;br&gt;`)</text:span></text:p>
      <text:p text:style-name="P74">        <text:span text:style-name="T1">document.write(`Seu nome em maiúsculas é </text:span><text:span text:style-name="T4">${nome.toUpperCase</text:span><text:span text:style-name="T1">()}.&lt;br&gt;`)</text:span></text:p>
      <text:p text:style-name="P75">        <text:span text:style-name="T1">document.write(`Seu nome em minúsculas é </text:span><text:span text:style-name="T4">${nome.toLowerCase</text:span><text:span text:style-name="T1">()}.`)</text:span></text:p>
      <text:p text:style-name="P11">&lt;/script&gt;</text:p>
      <text:p text:style-name="P69"/>
      <text:p text:style-name="P69"><text:soft-page-break/>Operadores</text:p>
      <text:p text:style-name="P69"/>
      <text:p text:style-name="P60">aritméticos: <text:span text:style-name="T20">+, -, *, /, % (resto da divisão inteira), ** (potência).</text:span></text:p>
      <text:p text:style-name="P63"><text:span text:style-name="T21">o</text:span><text:span text:style-name="T19">rdem de precedência: ( ) =&gt; ** =&gt; * <text:s/>/ <text:s/>% =&gt; + -</text:span></text:p>
      <text:p text:style-name="P60"/>
      <text:p text:style-name="P61">atribuição: <text:span text:style-name="T22">++, –, +=, -=, </text:span><text:span text:style-name="T23">= (recebe)</text:span></text:p>
      <text:p text:style-name="P61"/>
      <text:p text:style-name="P62">relacionais: <text:span text:style-name="T19">&lt;, &gt;, &lt;</text:span><text:span text:style-name="T22">=, &gt;=, ==, !=</text:span></text:p>
      <text:p text:style-name="P62"/>
      <text:p text:style-name="P62"/>
      <text:p text:style-name="P62">lógicos: !<text:span text:style-name="T19"> </text:span><text:span text:style-name="T24">Negação; </text:span><text:span text:style-name="T30">&amp;&amp;</text:span><text:span text:style-name="T24"> conjunção (e); </text:span><text:span text:style-name="T30">||</text:span><text:span text:style-name="T24"> disjunção (ou);</text:span></text:p>
      <text:p text:style-name="P64"><text:span text:style-name="T24">E</text:span><text:span text:style-name="T19">x.: <text:tab/>!true =&gt; false<text:line-break/><text:tab/>!false =&gt; true<text:tab/></text:span></text:p>
      <text:p text:style-name="P62"/>
      <text:p text:style-name="P62">ternário: <text:span text:style-name="T19">? :</text:span></text:p>
      <text:p text:style-name="P66"><text:span text:style-name="T19">teste </text:span><text:span text:style-name="T29">?</text:span><text:span text:style-name="T19"> true </text:span><text:span text:style-name="T29">:</text:span><text:span text:style-name="T19"> false</text:span></text:p>
      <text:p text:style-name="P42">Ex.: média &gt;= 7.0 ? “Aprovado” : “Reprovado”</text:p>
      <text:p text:style-name="P62"/>
      <text:p text:style-name="P65">Ordem de precedência:</text:p>
      <text:p text:style-name="P41">Aritméticos =&gt; Relacionais =&gt; Lógicos</text:p>
      <text:p text:style-name="P41"/>
      <text:p text:style-name="P41"/>
      <text:p text:style-name="P70">Introdução ao DOM</text:p>
      <text:p text:style-name="P70"/>
      <text:p text:style-name="P43">Document Object Model.</text:p>
      <text:p text:style-name="P44">Só funciona quando estamos rodando JS dentro do navegador. Não funciona no NodeJs.</text:p>
      <text:p text:style-name="P59"><draw:g text:anchor-type="paragraph" draw:z-index="0" draw:name="DrawObject1" draw:style-name="gr9"><draw:custom-shape draw:name="Forma 1" draw:style-name="gr10" draw:text-style-name="P109" svg:width="2.878cm" svg:height="0.863cm" svg:x="5.798cm" svg:y="0.69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1" draw:style-name="gr11" draw:text-style-name="P110" svg:width="1.482cm" svg:height="0.539cm" svg:x="6.567cm" svg:y="0.845cm"><draw:text-box><text:p><text:span text:style-name="T70">window</text:span></text:p></draw:text-box></draw:frame></draw:g></text:p>
      <text:p text:style-name="P19"/>
      <text:p text:style-name="P19"><draw:custom-shape text:anchor-type="paragraph" draw:z-index="7" draw:name="Forma 2" draw:style-name="gr8" svg:width="0.287cm" svg:height="0.74cm" svg:x="7.161cm" svg:y="0.755cm"><text:p/><draw:enhanced-geometry svg:viewBox="0 0 21600 21600" draw:mirror-horizont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9"><draw:g text:anchor-type="paragraph" draw:z-index="3" draw:name="DrawObject 3" draw:style-name="gr9"><draw:custom-shape draw:name="Forma 5" draw:style-name="gr10" draw:text-style-name="P109" svg:width="2.878cm" svg:height="0.863cm" svg:x="9.668cm" svg:y="1.14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5" draw:style-name="gr11" draw:text-style-name="P110" svg:width="1.482cm" svg:height="0.539cm" svg:x="10.437cm" svg:y="1.3cm"><draw:text-box><text:p><text:span text:style-name="T70">history</text:span></text:p></draw:text-box></draw:frame></draw:g></text:p>
      <text:p text:style-name="P19"><draw:g text:anchor-type="paragraph" draw:z-index="2" draw:name="DrawObject 2" draw:style-name="gr9"><draw:custom-shape draw:name="Forma 4" draw:style-name="gr12" draw:text-style-name="P109" svg:width="3.599cm" svg:height="0.863cm" svg:x="5.429cm" svg:y="0.68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4" draw:style-name="gr13" draw:text-style-name="P110" svg:width="1.856cm" svg:height="0.976cm" svg:x="6.39cm" svg:y="0.833cm"><draw:text-box><text:p><text:span text:style-name="T70">document</text:span></text:p></draw:text-box></draw:frame></draw:g><draw:g text:anchor-type="paragraph" draw:z-index="1" draw:name="DrawObject4" draw:style-name="gr9"><draw:custom-shape draw:name="Forma 3" draw:style-name="gr10" draw:text-style-name="P109" svg:width="2.878cm" svg:height="0.863cm" svg:x="2.048cm" svg:y="0.71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3" draw:style-name="gr11" draw:text-style-name="P110" svg:width="1.482cm" svg:height="0.539cm" svg:x="2.817cm" svg:y="0.866cm"><draw:text-box><text:p><text:span text:style-name="T70">location</text:span></text:p></draw:text-box></draw:frame></draw:g></text:p>
      <text:p text:style-name="P19"/>
      <text:p text:style-name="P19"><draw:custom-shape text:anchor-type="paragraph" draw:z-index="8" draw:name="Forma 10" draw:style-name="gr7" svg:width="0.366cm" svg:height="0.943cm" svg:x="7.047cm" svg:y="0.681cm"><text:p/><draw:enhanced-geometry svg:viewBox="0 0 21600 21600" draw:mirror-horizont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9"/>
      <text:p text:style-name="P19"><draw:g text:anchor-type="paragraph" draw:z-index="4" draw:name="DrawObject7" draw:style-name="gr9"><draw:custom-shape draw:name="Forma 6" draw:style-name="gr10" draw:text-style-name="P109" svg:width="2.878cm" svg:height="0.863cm" svg:x="5.779cm" svg:y="0.72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6" draw:style-name="gr11" draw:text-style-name="P110" svg:width="1.154cm" svg:height="0.539cm" svg:x="6.818cm" svg:y="0.88cm"><draw:text-box><text:p><text:span text:style-name="T70">html</text:span></text:p></draw:text-box></draw:frame></draw:g></text:p>
      <text:p text:style-name="P19"/>
      <text:p text:style-name="P19"><draw:custom-shape text:anchor-type="paragraph" draw:z-index="9" draw:name="Forma 11" draw:style-name="gr7" svg:width="0.366cm" svg:height="0.943cm" svg:x="6.124cm" svg:y="0.827cm"><text:p/><draw:enhanced-geometry svg:viewBox="0 0 21600 21600" draw:mirror-horizont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" draw:name="Forma 9" draw:style-name="gr7" svg:width="0.366cm" svg:height="0.943cm" svg:x="7.798cm" svg:y="0.794cm"><text:p/><draw:enhanced-geometry svg:viewBox="0 0 21600 21600" draw:mirror-horizont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9"/>
      <text:p text:style-name="P19"><draw:g text:anchor-type="paragraph" draw:z-index="5" draw:name="DrawObject 5" draw:style-name="gr9"><draw:custom-shape draw:name="Forma 7" draw:style-name="gr10" draw:text-style-name="P109" svg:width="2.878cm" svg:height="0.863cm" svg:x="4.025cm" svg:y="0.85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7" draw:style-name="gr11" draw:text-style-name="P110" svg:width="1.482cm" svg:height="0.539cm" svg:x="4.794cm" svg:y="1.011cm"><draw:text-box><text:p><text:span text:style-name="T70">head</text:span></text:p></draw:text-box></draw:frame></draw:g><draw:g text:anchor-type="paragraph" draw:z-index="6" draw:name="DrawObject 6" draw:style-name="gr9"><draw:custom-shape draw:name="Forma 8" draw:style-name="gr10" draw:text-style-name="P109" svg:width="2.878cm" svg:height="0.863cm" svg:x="7.355cm" svg:y="0.82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8" draw:style-name="gr11" draw:text-style-name="P110" svg:width="1.482cm" svg:height="0.539cm" svg:x="8.124cm" svg:y="0.978cm"><draw:text-box><text:p><text:span text:style-name="T70">body</text:span></text:p></draw:text-box></draw:frame></draw:g></text:p>
      <text:p text:style-name="P19"/>
      <text:p text:style-name="P19"/>
      <text:p text:style-name="P19"/>
      <text:p text:style-name="P19"/>
      <text:p text:style-name="P19"/>
      <text:p text:style-name="P21">Existem 5 formas de acessar os elementos para poder navegar dentro da árvore DOM:</text:p>
      <text:p text:style-name="P21">- por Marca: <text:span text:style-name="T31">getElementsByTagName()</text:span></text:p>
      <text:p text:style-name="P21">- por ID: <text:span text:style-name="T31">getElementById</text:span></text:p>
      <text:p text:style-name="P21">- por Nome: <text:span text:style-name="T32">getElementsByName()</text:span></text:p>
      <text:p text:style-name="P21">- por Classe: <text:span text:style-name="T32">getElementsByClassName()</text:span></text:p>
      <text:p text:style-name="P21">- por Seletor: <text:span text:style-name="T32">querySelector(), querySelectorAll()</text:span></text:p>
      <text:p text:style-name="P21"/>
      <text:p text:style-name="P19"/>
      <text:p text:style-name="P50"><text:soft-page-break/>EVENTOS DOM</text:p>
      <text:p text:style-name="P50"/>
      <text:p text:style-name="P24">É tudo aquilo que pode acontecer com um determinado elemento. <text:span text:style-name="T33">O evento pode ser configurado na parte HTML ou dentro da tag &lt;script&gt;.</text:span></text:p>
      <text:p text:style-name="P24"/>
      <text:p text:style-name="P25"><text:span text:style-name="T53">1 – </text:span>No HTML, precisamos colocar o evento dentro da respectiva <text:span text:style-name="T34">tag </text:span><text:span text:style-name="T53">com o nome da função. No script, chamamos a função pelo nome e criamos uma variável </text:span><text:span text:style-name="T54">para receber o DOM.</text:span></text:p>
      <text:p text:style-name="P46"><text:span text:style-name="T51">Ex.: <text:tab/></text:span><text:span text:style-name="T35">&lt;</text:span><text:span text:style-name="T38">div</text:span><text:span text:style-name="T41"> </text:span><text:span text:style-name="T43">id</text:span><text:span text:style-name="T41">=</text:span><text:span text:style-name="T46">"area"</text:span><text:span text:style-name="T41"> </text:span><text:span text:style-name="T43">onclick</text:span><text:span text:style-name="T41">=</text:span><text:span text:style-name="T46">"</text:span><text:span text:style-name="T49">clicar</text:span><text:span text:style-name="T46">()"</text:span><text:span text:style-name="T35">&gt;</text:span></text:p>
      <text:p text:style-name="P84">        <text:tab/><text:span text:style-name="T1">Interaja...</text:span></text:p>
      <text:p text:style-name="P84">   <text:tab/> <text:span text:style-name="T36">&lt;/</text:span><text:span text:style-name="T39">div</text:span><text:span text:style-name="T36">&gt;</text:span></text:p>
      <text:p text:style-name="P89"/>
      <text:p text:style-name="P84">    <text:tab/><text:span text:style-name="T36">&lt;</text:span><text:span text:style-name="T39">script</text:span><text:span text:style-name="T36">&gt;</text:span></text:p>
      <text:p text:style-name="P84">        <text:tab/><text:span text:style-name="T39">function</text:span><text:span text:style-name="T1"> </text:span><text:span text:style-name="T50">clicar</text:span><text:span text:style-name="T1">() {</text:span></text:p>
      <text:p text:style-name="P84">           <text:tab/> <text:span text:style-name="T39">var</text:span><text:span text:style-name="T1"> </text:span><text:span text:style-name="T44">a</text:span><text:span text:style-name="T1">= </text:span><text:span text:style-name="T44">window</text:span><text:span text:style-name="T1">.</text:span><text:span text:style-name="T44">document</text:span><text:span text:style-name="T1">.</text:span><text:span text:style-name="T50">getElementById</text:span><text:span text:style-name="T1">(</text:span><text:span text:style-name="T47">'area'</text:span><text:span text:style-name="T1">)</text:span></text:p>
      <text:p text:style-name="P84">           <text:tab/> <text:span text:style-name="T44">a</text:span><text:span text:style-name="T1">.</text:span><text:span text:style-name="T44">innerText</text:span><text:span text:style-name="T1"> = </text:span><text:span text:style-name="T47">'Clicou!'</text:span></text:p>
      <text:p text:style-name="P84">        <text:tab/><text:span text:style-name="T1">}</text:span></text:p>
      <text:p text:style-name="P84">  <text:tab/>  <text:span text:style-name="T36">&lt;/</text:span><text:span text:style-name="T39">script</text:span><text:span text:style-name="T36">&gt;</text:span></text:p>
      <text:p text:style-name="P26"/>
      <text:p text:style-name="P27">2 – No JavaScript, <text:span text:style-name="T54">criamos a variável para receber o DOM. A</text:span>dicionamos um addEventListener, <text:span text:style-name="T54">seguido de parênteses (‘nome do evento’, nome da função).</text:span></text:p>
      <text:p text:style-name="P47"><text:span text:style-name="T52">Ex.: <text:tab/></text:span><text:span text:style-name="T38">var</text:span><text:span text:style-name="T41"> </text:span><text:span text:style-name="T43">a</text:span><text:span text:style-name="T41"> = </text:span><text:span text:style-name="T43">window</text:span><text:span text:style-name="T41">.</text:span><text:span text:style-name="T43">document</text:span><text:span text:style-name="T41">.</text:span><text:span text:style-name="T49">getElementById</text:span><text:span text:style-name="T41">(</text:span><text:span text:style-name="T46">'area'</text:span><text:span text:style-name="T41">)</text:span></text:p>
      <text:p text:style-name="P84">    <text:tab/> <text:span text:style-name="T44">a</text:span><text:span text:style-name="T1">.</text:span><text:span text:style-name="T50">addEventListener</text:span><text:span text:style-name="T1">(</text:span><text:span text:style-name="T47">'click'</text:span><text:span text:style-name="T1">, </text:span><text:span text:style-name="T50">clicar</text:span><text:span text:style-name="T1">)</text:span></text:p>
      <text:p text:style-name="P84">       <text:tab/> <text:span text:style-name="T44">a</text:span><text:span text:style-name="T1">.</text:span><text:span text:style-name="T50">addEventListener</text:span><text:span text:style-name="T1">(</text:span><text:span text:style-name="T47">'mouseenter'</text:span><text:span text:style-name="T1">, </text:span><text:span text:style-name="T50">entrar</text:span><text:span text:style-name="T1">)</text:span></text:p>
      <text:p text:style-name="P84">       <text:tab/> <text:span text:style-name="T44">a</text:span><text:span text:style-name="T1">.</text:span><text:span text:style-name="T50">addEventListener</text:span><text:span text:style-name="T1">(</text:span><text:span text:style-name="T47">'mouseout'</text:span><text:span text:style-name="T1">, </text:span><text:span text:style-name="T50">sair</text:span><text:span text:style-name="T1">)</text:span></text:p>
      <text:p text:style-name="P73"/>
      <text:p text:style-name="P72"/>
      <text:p text:style-name="P28">*<text:span text:style-name="T55">Para detectar erros, podemos usar o devtools do próprio Chrome.</text:span></text:p>
      <text:p text:style-name="P28"/>
      <text:p text:style-name="P28"/>
      <text:p text:style-name="P51"/>
      <text:p text:style-name="P52">Condições em JavaScript</text:p>
      <text:p text:style-name="P52"/>
      <text:p text:style-name="P53"><draw:custom-shape text:anchor-type="paragraph" draw:z-index="11" draw:name="Forma 12" draw:style-name="gr6" svg:width="1.539cm" svg:height="0.521cm" svg:x="3.699cm" svg:y="0.314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3" draw:name="Moldura de texto 2" draw:style-name="gr5" draw:text-style-name="P108" svg:width="3.465cm" svg:height="0.599cm" svg:x="5.526cm" svg:y="0.178cm"><draw:text-box><text:p>Condição simples</text:p></draw:text-box></draw:frame><draw:frame text:anchor-type="paragraph" draw:z-index="14" draw:name="Moldura de texto 9" draw:style-name="gr5" draw:text-style-name="P108" svg:width="3.465cm" svg:height="0.599cm" svg:x="5.526cm" svg:y="0.178cm"><draw:text-box><text:p>Condição simples</text:p></draw:text-box></draw:frame>if <text:span text:style-name="T19">(condição) {</text:span></text:p>
      <text:p text:style-name="P29"><text:tab/>true</text:p>
      <text:p text:style-name="P29">}</text:p>
      <text:p text:style-name="P29"/>
      <text:p text:style-name="P53">if <text:span text:style-name="T19">(condição) {</text:span></text:p>
      <text:p text:style-name="P29"><draw:custom-shape text:anchor-type="paragraph" draw:z-index="12" draw:name="Forma 13" draw:style-name="gr6" svg:width="1.539cm" svg:height="0.521cm" svg:x="3.679cm" svg:y="0.476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5" draw:name="Moldura de texto 10" draw:style-name="gr5" draw:text-style-name="P108" svg:width="3.465cm" svg:height="0.599cm" svg:x="5.431cm" svg:y="0.418cm"><draw:text-box><text:p>Condição Composta</text:p></draw:text-box></draw:frame><text:tab/>true</text:p>
      <text:p text:style-name="P53"><text:span text:style-name="T19">} </text:span>else <text:span text:style-name="T19">{</text:span></text:p>
      <text:p text:style-name="P29"><text:tab/>false</text:p>
      <text:p text:style-name="P29">}</text:p>
      <text:p text:style-name="P23"/>
      <text:p text:style-name="P23"/>
      <text:p text:style-name="P54">Condição Múltipla</text:p>
      <text:p text:style-name="P54"/>
      <text:p text:style-name="P54">switch <text:span text:style-name="T19">(expressão) {</text:span></text:p>
      <text:p text:style-name="P54"><text:span text:style-name="T19"><text:tab/></text:span>case <text:span text:style-name="T19">valor 1:</text:span></text:p>
      <text:p text:style-name="P30"><text:tab/>bloco</text:p>
      <text:p text:style-name="P54"><text:span text:style-name="T19"><text:tab/></text:span>break</text:p>
      <text:p text:style-name="P54"><text:tab/></text:p>
      <text:p text:style-name="P54"><text:tab/>case <text:span text:style-name="T19">valor 2:</text:span></text:p>
      <text:p text:style-name="P30"><text:tab/>bloco</text:p>
      <text:p text:style-name="P54"><text:span text:style-name="T19"><text:tab/></text:span>break</text:p>
      <text:p text:style-name="P54"><text:tab/></text:p>
      <text:p text:style-name="P54"><text:soft-page-break/><text:tab/>case <text:span text:style-name="T19">valor 3:</text:span></text:p>
      <text:p text:style-name="P30"><text:tab/>bloco</text:p>
      <text:p text:style-name="P54"><text:span text:style-name="T19"><text:tab/></text:span>break</text:p>
      <text:p text:style-name="P54"/>
      <text:p text:style-name="P54"><text:tab/><text:span text:style-name="T56">default:</text:span></text:p>
      <text:p text:style-name="P54"><text:tab/><text:span text:style-name="T25">bloco</text:span></text:p>
      <text:p text:style-name="P54"><text:span text:style-name="T25"><text:tab/></text:span><text:span text:style-name="T56">break</text:span></text:p>
      <text:p text:style-name="P54">}</text:p>
      <text:p text:style-name="P54"/>
      <text:p text:style-name="P55">ESTRUTURAS DE REPETIÇÃO</text:p>
      <text:p text:style-name="P55"/>
      <text:p text:style-name="P68">while<text:span text:style-name="T57"> </text:span><text:span text:style-name="T58">(com teste lógico no início) </text:span></text:p>
      <text:p text:style-name="P68"/>
      <text:p text:style-name="P31">var c = 1</text:p>
      <text:p text:style-name="P31"><text:span text:style-name="T18">while</text:span> (c &lt; 7) {</text:p>
      <text:p text:style-name="P31"><text:tab/>console.log(<text:span text:style-name="T59">`Passo ${</text:span>c<text:span text:style-name="T59">}`</text:span>)</text:p>
      <text:p text:style-name="P31"><text:tab/>c++</text:p>
      <text:p text:style-name="P31">}</text:p>
      <text:p text:style-name="P31"/>
      <text:p text:style-name="P67">do<text:span text:style-name="T57"> </text:span><text:span text:style-name="T58">(com teste lógico no final)</text:span></text:p>
      <text:p text:style-name="P67"/>
      <text:p text:style-name="P31">var c = 1</text:p>
      <text:p text:style-name="P55">do <text:span text:style-name="T19">{ </text:span></text:p>
      <text:p text:style-name="P56"><text:span text:style-name="T26"><text:tab/>console.log(</text:span><text:span text:style-name="T27">`Passo ${</text:span><text:span text:style-name="T19">c</text:span><text:span text:style-name="T27">}`</text:span><text:span text:style-name="T26">)</text:span></text:p>
      <text:p text:style-name="P32"><text:tab/>c++</text:p>
      <text:p text:style-name="P57"><text:span text:style-name="T26">} </text:span>while <text:span text:style-name="T19">(c &lt; 7)</text:span></text:p>
      <text:p text:style-name="P31"/>
      <text:p text:style-name="P55"/>
      <text:p text:style-name="P22"/>
      <text:p text:style-name="P58">Estrutura de Repetição com Variável de Controle</text:p>
      <text:p text:style-name="P58"/>
      <text:p text:style-name="P58">for<text:span text:style-name="T19"> (inicio; teste; incr</text:span><text:span text:style-name="T28">emento</text:span><text:span text:style-name="T19">) {</text:span></text:p>
      <text:p text:style-name="P34"/>
      <text:p text:style-name="P37">}</text:p>
      <text:p text:style-name="P37"/>
      <text:p text:style-name="P85"><text:span text:style-name="T60">for</text:span><text:span text:style-name="T62">(</text:span><text:span text:style-name="T40">var</text:span><text:span text:style-name="T62"> </text:span><text:span text:style-name="T45">c</text:span><text:span text:style-name="T62">=</text:span><text:span text:style-name="T64">1</text:span><text:span text:style-name="T62">; </text:span><text:span text:style-name="T45">c</text:span><text:span text:style-name="T62"> &lt;= </text:span><text:span text:style-name="T64">10</text:span><text:span text:style-name="T62">; </text:span><text:span text:style-name="T45">c</text:span><text:span text:style-name="T62">++) {</text:span></text:p>
      <text:p text:style-name="P88">    <text:span text:style-name="T44">console</text:span><text:span text:style-name="T1">.</text:span><text:span text:style-name="T50">log</text:span><text:span text:style-name="T1">(</text:span><text:span text:style-name="T47">`Passo </text:span><text:span text:style-name="T39">${</text:span><text:span text:style-name="T44">c</text:span><text:span text:style-name="T39">}</text:span><text:span text:style-name="T47">`</text:span><text:span text:style-name="T1">)</text:span></text:p>
      <text:p text:style-name="P86">}</text:p>
      <text:p text:style-name="P33"/>
      <text:p text:style-name="P35"><text:span text:style-name="T66">obs.: </text:span>Dentro do for, podemos utilizar qualquer estrutura que aprendemos até agora.</text:p>
      <text:p text:style-name="P35"/>
      <text:p text:style-name="P35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71"><text:soft-page-break/>Variáveis Compostas (Array)</text:p>
      <text:p text:style-name="P71"/>
      <text:p text:style-name="P45">Variáveis simples só conseguem armazenar um valor por vez. Variáveis compostas devem ser capazes de armazenar vários valores em uma mesma estrutura.</text:p>
      <text:p text:style-name="P36"/>
      <text:p text:style-name="P87"><text:span text:style-name="T37">let</text:span> <text:span text:style-name="T42">num</text:span> = [<text:span text:style-name="T63">6</text:span>, <text:span text:style-name="T63">7</text:span>, <text:span text:style-name="T63">9</text:span>, <text:span text:style-name="T63">12</text:span>, <text:span text:style-name="T63">5</text:span>]</text:p>
      <text:p text:style-name="P36"/>
      <text:p text:style-name="P87"><text:span text:style-name="T42">console</text:span>.<text:span text:style-name="T48">log</text:span>(<text:span text:style-name="T42">num</text:span>)</text:p>
      <text:p text:style-name="P87"/>
      <text:p text:style-name="P90"/>
      <text:p text:style-name="P38">Para acrescentar o valor 7 na última posição do Array <text:span text:style-name="T18">num</text:span>, utilizamos:</text:p>
      <text:p text:style-name="P38">num.<text:span text:style-name="T18">push</text:span>(7)</text:p>
      <text:p text:style-name="P38"/>
      <text:p text:style-name="P39">Para saber o comprimento <text:span text:style-name="T68">(quantidade de posições)</text:span> de um Array:</text:p>
      <text:p text:style-name="P39">num.<text:span text:style-name="T18">length</text:span></text:p>
      <text:p text:style-name="P36"/>
      <text:p text:style-name="P39">Para colocar um Array em ordem crescente:</text:p>
      <text:p text:style-name="P39">num.<text:span text:style-name="T18">sort()</text:span></text:p>
      <text:p text:style-name="P36"/>
      <text:p text:style-name="P39">Para mostrar todas as posições dos vetores:</text:p>
      <text:p text:style-name="P40">let <text:span text:style-name="T18">num</text:span> = [6, 7, 3, 9, 8]</text:p>
      <text:p text:style-name="P40">for( let <text:span text:style-name="T18">pos</text:span> = 0; <text:span text:style-name="T18">pos</text:span> &lt; <text:span text:style-name="T18">num.length</text:span>; <text:span text:style-name="T18">pos</text:span>++) {</text:p>
      <text:p text:style-name="P40"><text:tab/>console.log(<text:span text:style-name="T69">`A posição ${pos} tem o valor</text:span> <text:span text:style-name="T69">${</text:span>num[pos]<text:span text:style-name="T69">}`</text:span><text:span text:style-name="T68">)</text:span></text:p>
      <text:p text:style-name="P40">}</text:p>
      <text:p text:style-name="P40"/>
      <text:p text:style-name="P98"><draw:custom-shape text:anchor-type="paragraph" draw:z-index="19" draw:name="Forma 14" draw:style-name="gr1" svg:width="0.308cm" svg:height="0.405cm" svg:x="3.699cm" svg:y="0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Forma simplificada:</text:p>
      <text:p text:style-name="P100">for<text:span text:style-name="T19">(let </text:span>pos<text:span text:style-name="T19"> </text:span>in num) <text:span text:style-name="T19">{</text:span></text:p>
      <text:p text:style-name="P100"><text:span text:style-name="T19"><text:tab/>console.log(num[pos])</text:span></text:p>
      <text:p text:style-name="P40"/>
      <text:p text:style-name="P40"/>
      <text:p text:style-name="P40">Para buscar um valor dentro do Array:</text:p>
      <text:p text:style-name="P40"><draw:frame text:anchor-type="paragraph" draw:z-index="16" draw:name="Moldura de texto 11" draw:style-name="gr4" draw:text-style-name="P108" svg:width="8.332cm" svg:height="0.976cm" svg:x="3.718cm" svg:y="0.25cm"><draw:text-box><text:p>Ele vai buscar dentro do Array o valor 7 e vai mostrar a posição.</text:p></draw:text-box></draw:frame>num.<text:span text:style-name="T18">indexOf</text:span>(7) <text:s text:c="2"/></text:p>
      <text:p text:style-name="P40"/>
      <text:p text:style-name="P40"/>
      <text:p text:style-name="P40"/>
      <text:p text:style-name="P98">Obs.: Se procurarmos por um valor que não existe no array, ele vai retornar -1, que significa que ele pesquisou dentro do vetor e não encontrou aquele determinado valor.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92"><text:soft-page-break/>Funções</text:p>
      <text:p text:style-name="P92"/>
      <text:p text:style-name="P101"><text:span text:style-name="T37">function</text:span> <text:span text:style-name="T48">parimp</text:span>(<text:span text:style-name="T42">n</text:span>) {</text:p>
      <text:p text:style-name="P88">    <text:span text:style-name="T61">if</text:span><text:span text:style-name="T1">(</text:span><text:span text:style-name="T44">n</text:span><text:span text:style-name="T1"> % </text:span><text:span text:style-name="T65">2</text:span><text:span text:style-name="T1"> == </text:span><text:span text:style-name="T65">0</text:span><text:span text:style-name="T1">) {</text:span></text:p>
      <text:p text:style-name="P88">        <text:span text:style-name="T61">return</text:span><text:span text:style-name="T1"> </text:span><text:span text:style-name="T47">`O número </text:span><text:span text:style-name="T39">${</text:span><text:span text:style-name="T44">n</text:span><text:span text:style-name="T39">}</text:span><text:span text:style-name="T47"> é par.`</text:span></text:p>
      <text:p text:style-name="P88">    <text:span text:style-name="T1">} </text:span><text:span text:style-name="T61">else</text:span><text:span text:style-name="T1"> {</text:span></text:p>
      <text:p text:style-name="P88">        <text:span text:style-name="T61">return</text:span><text:span text:style-name="T1"> </text:span><text:span text:style-name="T47">`O número </text:span><text:span text:style-name="T39">${</text:span><text:span text:style-name="T44">n</text:span><text:span text:style-name="T39">}</text:span><text:span text:style-name="T47"> é ímpar.`</text:span></text:p>
      <text:p text:style-name="P88">    <text:span text:style-name="T1">}</text:span></text:p>
      <text:p text:style-name="P86">}</text:p>
      <text:p text:style-name="P105"/>
      <text:p text:style-name="P86"><text:span text:style-name="T37">let</text:span> <text:span text:style-name="T42">res</text:span> = <text:span text:style-name="T48">parimp</text:span>(<text:span text:style-name="T63">5</text:span>)</text:p>
      <text:p text:style-name="P86"><text:span text:style-name="T42">console</text:span>.<text:span text:style-name="T48">log</text:span>(<text:span text:style-name="T42">res</text:span>)</text:p>
      <text:p text:style-name="P91"/>
      <text:p text:style-name="P91"/>
      <text:p text:style-name="P94"/>
      <text:p text:style-name="P94"/>
      <text:p text:style-name="P94">Se não passarmos um dos parâmetros, vai retornar NaN. Mas podemos contornar isso igualando o parâmetro a zero.</text:p>
      <text:p text:style-name="P94"/>
      <text:p text:style-name="P94"><draw:frame text:anchor-type="paragraph" draw:z-index="17" draw:name="Moldura de texto 12" draw:style-name="gr3" draw:text-style-name="P107" svg:width="10.141cm" svg:height="1.117cm" svg:x="6.565cm" svg:y="0.33cm"><draw:text-box><text:p>Uma vez que igualamos a zero, a função irá retornar 7 + 0. Se não, ela iria retornar NaN.</text:p></draw:text-box></draw:frame>Ex.: function soma(n1=0, n2=0) {</text:p>
      <text:p text:style-name="P94"><text:tab/>return n1 + n2</text:p>
      <text:p text:style-name="P94">}</text:p>
      <text:p text:style-name="P94">console.log(soma(7))</text:p>
      <text:p text:style-name="P94"/>
      <text:p text:style-name="P96"/>
      <text:p text:style-name="P99">Também podemos colocar uma função dentro de uma variável.</text:p>
      <text:p text:style-name="P99"/>
      <text:p text:style-name="P95"><draw:frame text:anchor-type="paragraph" draw:z-index="18" draw:name="Moldura de texto 13" draw:style-name="gr2" draw:text-style-name="P107" svg:width="11.411cm" svg:height="0.976cm" svg:x="5.161cm" svg:y="0.395cm"><draw:text-box><text:p>A função irá retornar com o valor 10. Ou seja, a variável v passa a valer 10.</text:p></draw:text-box></draw:frame>let v = function (x) {</text:p>
      <text:p text:style-name="P95"><text:tab/>return x * 2</text:p>
      <text:p text:style-name="P95">}</text:p>
      <text:p text:style-name="P95">console.log(v<text:span text:style-name="T67">(5))</text:span></text:p>
      <text:p text:style-name="P95"/>
      <text:p text:style-name="P95"/>
      <text:p text:style-name="P93">Próximos passos…</text:p>
      <text:p text:style-name="P93"/>
      <text:list xml:id="list3070927350" text:style-name="L1">
        <text:list-item>
          <text:p text:style-name="P104"><text:span text:style-name="T8">functions: </text:span><text:span text:style-name="T10">funções anônimas, callbacks, ifes.</text:span></text:p>
        </text:list-item>
        <text:list-item>
          <text:p text:style-name="P106"><text:span text:style-name="T11">Objetos</text:span></text:p>
        </text:list-item>
        <text:list-item>
          <text:p text:style-name="P106"><text:span text:style-name="T11">modularização</text:span></text:p>
        </text:list-item>
        <text:list-item>
          <text:p text:style-name="P106"><text:span text:style-name="T11">RegEx</text:span></text:p>
        </text:list-item>
        <text:list-item>
          <text:p text:style-name="P106"><text:span text:style-name="T11">JSON</text:span></text:p>
        </text:list-item>
        <text:list-item>
          <text:p text:style-name="P106"><text:span text:style-name="T11">AJAX</text:span></text:p>
        </text:list-item>
        <text:list-item>
          <text:p text:style-name="P106"><text:span text:style-name="T11">NodeJS</text:span></text:p>
          <text:p text:style-name="P106"><text:span text:style-name="T11"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5T07:20:00.511000000</meta:creation-date>
    <meta:generator>LibreOffice/7.3.2.2$Windows_X86_64 LibreOffice_project/49f2b1bff42cfccbd8f788c8dc32c1c309559be0</meta:generator>
    <dc:date>2022-11-13T20:32:31.232000000</dc:date>
    <meta:editing-duration>P2DT13H25M56S</meta:editing-duration>
    <meta:editing-cycles>89</meta:editing-cycles>
    <meta:document-statistic meta:table-count="0" meta:image-count="0" meta:object-count="0" meta:page-count="7" meta:paragraph-count="215" meta:word-count="992" meta:character-count="6357" meta:non-whitespace-character-count="5293"/>
  </office:meta>
</office:document-meta>
</file>